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887a8" officeooo:paragraph-rsid="000887a8"/>
    </style:style>
    <style:style style:name="P2" style:family="paragraph" style:parent-style-name="Text_20_body">
      <style:text-properties officeooo:rsid="000887a8" officeooo:paragraph-rsid="000887a8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b1c1d" loext:opacity="100%" style:font-name="Google Sans Text" officeooo:paragraph-rsid="000887a8"/>
    </style:style>
    <style:style style:name="P4" style:family="paragraph" style:parent-style-name="Text_20_body">
      <style:paragraph-properties fo:line-height="114%"/>
      <style:text-properties fo:color="#1b1c1d" loext:opacity="100%" style:font-name="Google Sans Text"/>
    </style:style>
    <style:style style:name="P5" style:family="paragraph" style:parent-style-name="Heading_20_3">
      <style:paragraph-properties fo:margin-top="0in" fo:margin-bottom="0.1965in" style:contextual-spacing="false" fo:line-height="114%"/>
      <style:text-properties fo:color="#1b1c1d" loext:opacity="100%" style:font-name="Google Sans Text"/>
    </style:style>
    <style:style style:name="P6" style:family="paragraph" style:parent-style-name="Text_20_body" style:list-style-name="L1">
      <style:paragraph-properties fo:line-height="114%"/>
      <style:text-properties fo:color="#1b1c1d" loext:opacity="100%" style:font-name="Google Sans Text"/>
    </style:style>
    <style:style style:name="P7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style:font-name="Google Sans Text"/>
    </style:style>
    <style:style style:name="P8" style:family="paragraph" style:parent-style-name="Preformatted_20_Text">
      <style:paragraph-properties fo:line-height="114%"/>
      <style:text-properties fo:color="#1b1c1d" loext:opacity="100%" style:font-name="Google Sans Text"/>
    </style:style>
    <style:style style:name="P9" style:family="paragraph" style:parent-style-name="Preformatted_20_Text">
      <style:paragraph-properties fo:margin-top="0in" fo:margin-bottom="0.1965in" style:contextual-spacing="false" fo:line-height="114%"/>
      <style:text-properties fo:color="#1b1c1d" loext:opacity="100%" style:font-name="Google Sans Tex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break-before="page" fo:padding="0in" fo:border="none"/>
      <style:text-properties fo:color="#1b1c1d" loext:opacity="100%" style:font-name="Google Sans Text" officeooo:paragraph-rsid="000887a8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officeooo:paragraph-rsid="000887a8"/>
    </style:style>
    <style:style style:name="P12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"/>
    </style:style>
    <style:style style:name="P1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/>
      <style:text-properties fo:color="#575b5f" loext:opacity="100%" style:font-name="Google Sans Text" loext:padding="0in" loext:border="none"/>
    </style:style>
    <style:style style:name="P15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line-height="114%" fo:orphans="2" fo:widows="2" fo:break-before="auto" fo:break-after="auto" fo:padding="0in" fo:border="none" fo:keep-with-next="auto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fo:line-height="114%" fo:orphans="2" fo:widows="2" fo:text-indent="0in" style:auto-text-indent="false" fo:break-before="auto" fo:break-after="auto" fo:padding="0in" fo:border="none" fo:keep-with-next="auto"/>
    </style:style>
    <style:style style:name="T1" style:family="text">
      <style:text-properties fo:font-weight="bold"/>
    </style:style>
    <style:style style:name="T2" style:family="text">
      <style:text-properties fo:color="#1b1c1d" loext:opacity="100%" style:font-name="Google Sans Text"/>
    </style:style>
    <style:style style:name="T3" style:family="text">
      <style:text-properties fo:color="#575b5f" loext:opacity="100%" style:font-name="Google Sans Text" loext:padding="0in" loext:border="none"/>
    </style:style>
    <style:style style:name="T4" style:family="text">
      <style:text-properties fo:font-variant="normal" fo:text-transform="none" fo:color="#8430ce" loext:opacity="100%" style:font-name="Google Sans Text" fo:font-size="10.5pt" fo:font-style="normal" fo:font-weight="normal" loext:padding="0in" loext:border="none"/>
    </style:style>
    <style:style style:name="T5" style:family="text">
      <style:text-properties fo:font-variant="normal" fo:text-transform="none" fo:color="#575b5f" loext:opacity="100%" style:font-name="Google Sans Text" fo:font-size="10.5pt" fo:font-style="normal" fo:font-weight="normal" loext:padding="0in" loext:border="none"/>
    </style:style>
    <style:style style:name="T6" style:family="text">
      <style:text-properties fo:font-variant="normal" fo:text-transform="none" fo:color="#996900" loext:opacity="100%" style:font-name="Google Sans Text" fo:font-size="10.5pt" fo:font-style="normal" fo:font-weight="normal" loext:padding="0in" loext:border="none"/>
    </style:style>
    <style:style style:name="T7" style:family="text">
      <style:text-properties fo:font-variant="normal" fo:text-transform="none" fo:color="#575b5f" loext:opacity="100%" loext:padding="0in" loext:border="none"/>
    </style:style>
    <style:style style:name="T8" style:family="text">
      <style:text-properties fo:font-variant="normal" fo:text-transform="none" fo:color="#5f6368" loext:opacity="100%" style:font-name="Google Sans Text" fo:font-size="10.5pt" fo:font-style="normal" fo:font-weight="normal" loext:padding="0in" loext:border="none"/>
    </style:style>
    <style:style style:name="T9" style:family="text">
      <style:text-properties fo:color="#1b1c1d" loext:opacity="100%" style:font-name="Google Sans Text" fo:font-weight="bold" loext:padding="0in" loext:border="none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vas Translations</text:p>
      <text:p text:style-name="P2"/>
      <text:p text:style-name="P3">When you apply a <text:span text:style-name="Source_20_Text">RenderTransform</text:span> (like scaling, rotation, or translation) to a <text:span text:style-name="Source_20_Text">Canvas</text:span>, the canvas itself is visually altered, but the coordinates reported by mouse events <text:span text:style-name="T1">do not automatically change</text:span>. The <text:span text:style-name="Source_20_Text">MouseMoveEventArgs.GetPosition()</text:span> method returns coordinates relative to the untransformed canvas.</text:p>
      <text:p text:style-name="P4">To get the mouse position in the transformed coordinate system, you must manually apply the inverse of the canvas's transform to the event coordinates.</text:p>
      <text:h text:style-name="P5" text:outline-level="3">The Problem</text:h>
      <text:p text:style-name="P4">By default, the <text:span text:style-name="Source_20_Text">GetPosition()</text:span> method on a mouse event gives you coordinates within the "untransformed" coordinate space of the element, which is a simple x,y grid. However, a <text:span text:style-name="Source_20_Text">RenderTransform</text:span> changes how that coordinate space is rendered on the screen. This creates a mismatch: your mouse cursor is moving on the screen, but the event coordinates it reports don't reflect the visual transformation you've applied.</text:p>
      <text:p text:style-name="P4">For example, if you scale a <text:span text:style-name="Source_20_Text">Canvas</text:span> by <text:span text:style-name="Source_20_Text">2.0</text:span>, clicking on the visual center of a child element will still give you the coordinate of its center in the original, unscaled coordinate system. The visual rendering is scaled up, but the mouse events are not.</text:p>
      <text:h text:style-name="P5" text:outline-level="3">The Solution: Using an Inverse Transform</text:h>
      <text:p text:style-name="P4">The correct way to handle this is to use a <text:span text:style-name="Source_20_Text"><text:span text:style-name="T1">MatrixTransform</text:span></text:span> and its <text:span text:style-name="Source_20_Text">TryInvert()</text:span> method. You need to apply a <text:span text:style-name="Source_20_Text">MatrixTransform</text:span> to the canvas's <text:span text:style-name="Source_20_Text">RenderTransform</text:span> property. This <text:span text:style-name="Source_20_Text">MatrixTransform</text:span> will represent the combined effects of your scaling, rotation, and translation.</text:p>
      <text:p text:style-name="P4">Inside your mouse event handler, you can then:</text:p>
      <text:list text:style-name="L1">
        <text:list-item>
          <text:p text:style-name="P6">Get the mouse position from the event using <text:span text:style-name="Source_20_Text">e.GetPosition(this)</text:span>. This gives you the "untransformed" coordinates.</text:p>
        </text:list-item>
        <text:list-item>
          <text:p text:style-name="P6">Get the <text:span text:style-name="Source_20_Text">Matrix</text:span> from the canvas's <text:span text:style-name="Source_20_Text">MatrixTransform</text:span>.</text:p>
        </text:list-item>
        <text:list-item>
          <text:p text:style-name="P6">Invert this matrix using the <text:span text:style-name="Source_20_Text">TryInvert()</text:span> method.</text:p>
        </text:list-item>
        <text:list-item>
          <text:p text:style-name="P6">Apply the inverse matrix to the mouse position. The result will be the correct coordinates within the transformed canvas.</text:p>
        </text:list-item>
      </text:list>
      <text:p text:style-name="P4"><text:soft-page-break/>This process essentially "undoes" the visual transformation on the mouse coordinates, mapping them back to the coordinate system you're actually drawing in.</text:p>
      <text:p text:style-name="P7">C#</text:p>
      <text:p text:style-name="P8"><text:span text:style-name="Source_20_Text">// Example using a MatrixTransform on a Canvas</text:span></text:p>
      <text:p text:style-name="P8"><text:span text:style-name="Source_20_Text">private void Canvas_PointerMoved(object sender, PointerEventArgs e)</text:span></text:p>
      <text:p text:style-name="P8"><text:span text:style-name="Source_20_Text">{</text:span></text:p>
      <text:p text:style-name="P8"><text:span text:style-name="Source_20_Text"><text:s text:c="4"/>// Get the untransformed mouse position</text:span></text:p>
      <text:p text:style-name="P8"><text:span text:style-name="Source_20_Text"><text:s text:c="4"/>var mousePos = e.GetPosition(this);</text:span></text:p>
      <text:p text:style-name="P8"><text:span text:style-name="Source_20_Text"><text:s text:c="4"/></text:span></text:p>
      <text:p text:style-name="P8"><text:span text:style-name="Source_20_Text"><text:s text:c="4"/>// Get the canvas's RenderTransform matrix</text:span></text:p>
      <text:p text:style-name="P8"><text:span text:style-name="Source_20_Text"><text:s text:c="4"/>var canvas = (Canvas)sender;</text:span></text:p>
      <text:p text:style-name="P8"><text:span text:style-name="Source_20_Text"><text:s text:c="4"/>var matrixTransform = canvas.RenderTransform as MatrixTransform;</text:span></text:p>
      <text:p text:style-name="P8"><text:span text:style-name="Source_20_Text"><text:s text:c="4"/></text:span></text:p>
      <text:p text:style-name="P8"><text:span text:style-name="Source_20_Text"><text:s text:c="4"/>if (matrixTransform != null &amp;&amp; matrixTransform.Matrix.TryInvert(out var inverseMatrix))</text:span></text:p>
      <text:p text:style-name="P8"><text:span text:style-name="Source_20_Text"><text:s text:c="4"/>{</text:span></text:p>
      <text:p text:style-name="P8"><text:span text:style-name="Source_20_Text"><text:s text:c="8"/>// Transform the mouse position to the canvas's coordinate space</text:span></text:p>
      <text:p text:style-name="P8"><text:span text:style-name="Source_20_Text"><text:s text:c="8"/>var transformedPos = inverseMatrix.Transform(mousePos);</text:span></text:p>
      <text:p text:style-name="P8"><text:span text:style-name="Source_20_Text"><text:s text:c="8"/></text:span></text:p>
      <text:p text:style-name="P8"><text:span text:style-name="Source_20_Text"><text:s text:c="8"/>// Use transformedPos for drawing or hit-testing</text:span></text:p>
      <text:p text:style-name="P8"><text:span text:style-name="Source_20_Text"><text:s text:c="8"/>// ...</text:span></text:p>
      <text:p text:style-name="P8"><text:span text:style-name="Source_20_Text"><text:s text:c="4"/>}</text:span></text:p>
      <text:p text:style-name="P9"><text:span text:style-name="Source_20_Text">}</text:span></text:p>
      <text:p text:style-name="P4">This approach allows you to work with the logical, transformed coordinate system while still using the standard mouse events.</text:p>
      <text:p text:style-name="P3"/>
      <text:p text:style-name="P10">So then I might write an extension method on the canvas that gets the mouse coordinates, taking any translation into account. This should then work on all controls on the canvas</text:p>
      <text:p text:style-name="P3"/>
      <text:p text:style-name="P11"><text:span text:style-name="T2">That's an excellent approach. Creating an extension method for the </text:span><text:span text:style-name="Source_20_Text"><text:span text:style-name="T3">Canvas</text:span></text:span><text:span text:style-name="T2"> is a clean and reusable way to handle mouse coordinates with transformations. It encapsulates the complex logic of matrix inversion, making your main code much simpler.</text:span></text:p>
      <text:section text:style-name="Sect1" text:name="model-response-message-contentr_36529ad080e2fbc7">
        <text:h text:style-name="P12" text:outline-level="3">How to Write the Extension Method</text:h>
        <text:p text:style-name="P13"><text:span text:style-name="T2">You can create a static class with a static method that extends the </text:span><text:span text:style-name="Source_20_Text"><text:span text:style-name="T3">Canvas</text:span></text:span><text:span text:style-name="T2"> class. This method would take the mouse event arguments and return a </text:span><text:span text:style-name="Source_20_Text"><text:span text:style-name="T3">Point</text:span></text:span><text:span text:style-name="T2"> with the corrected coordinates.</text:span></text:p>
        <text:p text:style-name="P14">C#</text:p>
        <text:p text:style-name="P15"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static</text:span></text:span><text:span text:style-name="Source_20_Text"><text:span text:style-name="T5"> </text:span></text:span><text:span text:style-name="Source_20_Text"><text:span text:style-name="T4">class</text:span></text:span><text:span text:style-name="Source_20_Text"><text:span text:style-name="T5"> </text:span></text:span><text:span text:style-name="Source_20_Text"><text:span text:style-name="T6">CanvasExtensions</text:span></text:span></text:p>
        <text:p text:style-name="P16"><text:span text:style-name="Source_20_Text"><text:span text:style-name="T5">{</text:span></text:span></text:p>
        <text:p text:style-name="P17"><text:span text:style-name="Source_20_Text"><text:span text:style-name="T7"><text:s text:c="4"/></text:span></text:span><text:span text:style-name="Source_20_Text"><text:span text:style-name="T4">public</text:span></text:span><text:span text:style-name="Source_20_Text"><text:span text:style-name="T5"> </text:span></text:span><text:span text:style-name="Source_20_Text"><text:span text:style-name="T4">static</text:span></text:span><text:span text:style-name="Source_20_Text"><text:span text:style-name="T5"> Point </text:span></text:span><text:span text:style-name="Source_20_Text"><text:span text:style-name="T6">GetTransformedPosition</text:span></text:span><text:span text:style-name="Source_20_Text"><text:span text:style-name="T5">(</text:span></text:span><text:span text:style-name="Source_20_Text"><text:span text:style-name="T4">this</text:span></text:span><text:span text:style-name="Source_20_Text"><text:span text:style-name="T5"> Canvas canvas, PointerEventArgs e)</text:span></text:span></text:p>
        <text:p text:style-name="P16"><text:span text:style-name="Source_20_Text"><text:span text:style-name="T7"><text:s text:c="4"/></text:span></text:span><text:span text:style-name="Source_20_Text"><text:span text:style-name="T5">{</text:span></text:span></text:p>
        <text:p text:style-name="P17"><text:span text:style-name="Source_20_Text"><text:span text:style-name="T7"><text:s text:c="8"/></text:span></text:span><text:span text:style-name="Source_20_Text"><text:span text:style-name="T8">// Get the untransformed mouse position</text:span></text:span></text:p>
        <text:p text:style-name="P17"><text:span text:style-name="Source_20_Text"><text:span text:style-name="T7"><text:s text:c="8"/></text:span></text:span><text:span text:style-name="Source_20_Text"><text:span text:style-name="T4">var</text:span></text:span><text:span text:style-name="Source_20_Text"><text:span text:style-name="T5"> mousePos = e.GetPosition(canvas);</text:span></text:span></text:p>
        <text:p text:style-name="P16"/>
        <text:p text:style-name="P17"><text:span text:style-name="Source_20_Text"><text:span text:style-name="T7"><text:s text:c="8"/></text:span></text:span><text:span text:style-name="Source_20_Text"><text:span text:style-name="T8">// Get the canvas's RenderTransform matrix</text:span></text:span></text:p>
        <text:p text:style-name="P17"><text:span text:style-name="Source_20_Text"><text:span text:style-name="T7"><text:s text:c="8"/></text:span></text:span><text:span text:style-name="Source_20_Text"><text:span text:style-name="T4">if</text:span></text:span><text:span text:style-name="Source_20_Text"><text:span text:style-name="T5"> (canvas.RenderTransform </text:span></text:span><text:span text:style-name="Source_20_Text"><text:span text:style-name="T4">is</text:span></text:span><text:span text:style-name="Source_20_Text"><text:span text:style-name="T5"> MatrixTransform matrixTransform)</text:span></text:span></text:p>
        <text:p text:style-name="P16"><text:span text:style-name="Source_20_Text"><text:span text:style-name="T7"><text:s text:c="8"/></text:span></text:span><text:span text:style-name="Source_20_Text"><text:span text:style-name="T5">{</text:span></text:span></text:p>
        <text:p text:style-name="P17"><text:span text:style-name="Source_20_Text"><text:span text:style-name="T7"><text:s text:c="12"/></text:span></text:span><text:span text:style-name="Source_20_Text"><text:span text:style-name="T4">if</text:span></text:span><text:span text:style-name="Source_20_Text"><text:span text:style-name="T5"> (matrixTransform.Matrix.TryInvert(</text:span></text:span><text:span text:style-name="Source_20_Text"><text:span text:style-name="T4">out</text:span></text:span><text:span text:style-name="Source_20_Text"><text:span text:style-name="T5"> </text:span></text:span><text:span text:style-name="Source_20_Text"><text:span text:style-name="T4">var</text:span></text:span><text:span text:style-name="Source_20_Text"><text:span text:style-name="T5"> inverseMatrix))</text:span></text:span></text:p>
        <text:p text:style-name="P16"><text:span text:style-name="Source_20_Text"><text:span text:style-name="T7"><text:s text:c="12"/></text:span></text:span><text:span text:style-name="Source_20_Text"><text:span text:style-name="T5">{</text:span></text:span></text:p>
        <text:p text:style-name="P17"><text:span text:style-name="Source_20_Text"><text:span text:style-name="T7"><text:s text:c="16"/></text:span></text:span><text:span text:style-name="Source_20_Text"><text:span text:style-name="T8">// Transform the mouse position to the canvas's coordinate space</text:span></text:span></text:p>
        <text:p text:style-name="P17"><text:span text:style-name="Source_20_Text"><text:span text:style-name="T7"><text:s text:c="16"/></text:span></text:span><text:span text:style-name="Source_20_Text"><text:span text:style-name="T4">return</text:span></text:span><text:span text:style-name="Source_20_Text"><text:span text:style-name="T5"> inverseMatrix.Transform(mousePos);</text:span></text:span></text:p>
        <text:p text:style-name="P16"><text:span text:style-name="Source_20_Text"><text:span text:style-name="T7"><text:s text:c="12"/></text:span></text:span><text:span text:style-name="Source_20_Text"><text:span text:style-name="T5">}</text:span></text:span></text:p>
        <text:p text:style-name="P16"><text:span text:style-name="Source_20_Text"><text:span text:style-name="T7"><text:s text:c="8"/></text:span></text:span><text:span text:style-name="Source_20_Text"><text:span text:style-name="T5">}</text:span></text:span></text:p>
        <text:p text:style-name="P16"><text:span text:style-name="Source_20_Text"><text:span text:style-name="T7"><text:s text:c="8"/></text:span></text:span></text:p>
        <text:p text:style-name="P17"><text:span text:style-name="Source_20_Text"><text:span text:style-name="T7"><text:s text:c="8"/></text:span></text:span><text:span text:style-name="Source_20_Text"><text:span text:style-name="T8">// If there's no transform or it can't be inverted, return the original position</text:span></text:span></text:p>
        <text:p text:style-name="P17"><text:span text:style-name="Source_20_Text"><text:span text:style-name="T7"><text:s text:c="8"/></text:span></text:span><text:span text:style-name="Source_20_Text"><text:span text:style-name="T4">return</text:span></text:span><text:span text:style-name="Source_20_Text"><text:span text:style-name="T5"> mousePos;</text:span></text:span></text:p>
        <text:p text:style-name="P16"><text:span text:style-name="Source_20_Text"><text:span text:style-name="T7"><text:s text:c="4"/></text:span></text:span><text:span text:style-name="Source_20_Text"><text:span text:style-name="T5">}</text:span></text:span></text:p>
        <text:p text:style-name="P16"><text:span text:style-name="Source_20_Text"><text:span text:style-name="T5">}</text:span></text:span></text:p>
        <text:p text:style-name="Horizontal_20_Line"/>
        <text:h text:style-name="P12" text:outline-level="3">How It Works on All Controls</text:h>
        <text:p text:style-name="P13"><text:span text:style-name="T2">The method works on </text:span><text:span text:style-name="T9">all child controls</text:span><text:span text:style-name="T2"> within the </text:span><text:span text:style-name="Source_20_Text"><text:span text:style-name="T3">Canvas</text:span></text:span><text:span text:style-name="T2"> for a simple reason: the </text:span><text:span text:style-name="Source_20_Text"><text:span text:style-name="T3">e.GetPosition(canvas)</text:span></text:span><text:span text:style-name="T2"> call is what matters. This call ensures that the </text:span><text:span text:style-name="Source_20_Text"><text:span text:style-name="T3">mousePos</text:span></text:span><text:span text:style-name="T2"> is always relative to the </text:span><text:span text:style-name="Source_20_Text"><text:span text:style-name="T3">Canvas</text:span></text:span><text:span text:style-name="T2"> itself, no matter which child control the mouse pointer is over. The extension method then takes that canvas-relative position and transforms it using the </text:span><text:span text:style-name="Source_20_Text"><text:span text:style-name="T3">Canvas</text:span></text:span><text:span text:style-name="T2">'s </text:span><text:span text:style-name="Source_20_Text"><text:span text:style-name="T3">RenderTransform</text:span></text:span><text:span text:style-name="T2">.</text:span></text:p>
        <text:p text:style-name="P13"><text:span text:style-name="T2">This makes your solution robust because the transformation logic is centralized. No matter what you're doing inside the </text:span><text:span text:style-name="Source_20_Text"><text:span text:style-name="T3">Canvas</text:span></text:span><text:span text:style-name="T2"> (e.g., drawing lines, moving </text:span><text:soft-page-break/><text:span text:style-name="T2">shapes, etc.), you can simply call </text:span><text:span text:style-name="Source_20_Text"><text:span text:style-name="T3">canvas.GetTransformedPosition(e)</text:span></text:span><text:span text:style-name="T2"> to get the coordinates you need.</text:span>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3T10:00:44.287333541</meta:creation-date>
    <dc:date>2025-09-13T10:07:23.005042313</dc:date>
    <meta:editing-duration>PT6M39S</meta:editing-duration>
    <meta:editing-cycles>1</meta:editing-cycles>
    <meta:generator>LibreOffice/25.8.1.1$Linux_X86_64 LibreOffice_project/54047653041915e595ad4e45cccea684809c77b5</meta:generator>
    <meta:document-statistic meta:table-count="0" meta:image-count="0" meta:object-count="0" meta:page-count="4" meta:paragraph-count="63" meta:word-count="678" meta:character-count="4794" meta:non-whitespace-character-count="3947"/>
  </office:meta>
</office:document-meta>
</file>